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8pt" style:font-size-asian="18pt" style:font-size-complex="18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srael</text:p>
      <text:p text:style-name="P1"/>
      <text:p text:style-name="P1">The vexed question of Israel. And also the vexed question of “religion”. Most of my work colleagues when I was “working”(shirking) attributed to “religion” to all the wars in the history of mankind. </text:p>
      <text:p text:style-name="P1">I am not sure this is true? What about gold? Land? Power? Who has the authority to determine causality in all of humanities wars? Of course all of us have opinions, and some are prepared to murder and kill to enforce their opinions. </text:p>
      <text:p text:style-name="P1">These are insoluble problem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4-09-22T11:15:43.18</meta:creation-date>
    <dc:date>2024-09-22T11:35:24.30</dc:date>
    <meta:editing-duration>PT19M43S</meta:editing-duration>
    <meta:editing-cycles>2</meta:editing-cycles>
    <meta:generator>OpenOffice/4.1.15$Win32 OpenOffice.org_project/4115m2$Build-9813</meta:generator>
    <meta:document-statistic meta:table-count="0" meta:image-count="0" meta:object-count="0" meta:page-count="1" meta:paragraph-count="4" meta:word-count="81" meta:character-count="468"/>
  </office:meta>
</office:document-meta>
</file>